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dd38c" officeooo:paragraph-rsid="000dd38c"/>
    </style:style>
    <style:style style:name="P2" style:family="paragraph" style:parent-style-name="Standard">
      <style:text-properties fo:language="en" fo:country="US" officeooo:rsid="001cc66d" officeooo:paragraph-rsid="001cc66d" style:language-asian="zxx" style:country-asian="none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fo:font-size="20pt" fo:language="zxx" fo:country="none" officeooo:rsid="000dd38c" officeooo:paragraph-rsid="000dd38c" style:font-size-asian="20pt" style:language-asian="zxx" style:country-asian="none" style:font-size-complex="20pt" style:language-complex="zxx" style:country-complex="none"/>
    </style:style>
    <style:style style:name="P4" style:family="paragraph" style:parent-style-name="Standard">
      <style:text-properties fo:language="zxx" fo:country="none" officeooo:rsid="000dd38c" officeooo:paragraph-rsid="000dd38c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e80ff" officeooo:paragraph-rsid="000e80ff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f2bda" officeooo:paragraph-rsid="000f2bda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f2ecc" officeooo:paragraph-rsid="000f2ecc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0f2ecc" officeooo:paragraph-rsid="000ff5a8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0f2ecc" officeooo:paragraph-rsid="001ada86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15ba36" officeooo:paragraph-rsid="0015ba36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15ba36" officeooo:paragraph-rsid="001ada86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0ff5a8" officeooo:paragraph-rsid="000ff5a8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0ff5a8" officeooo:paragraph-rsid="00110295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0ff5a8" officeooo:paragraph-rsid="001ada86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0ff5a8" officeooo:paragraph-rsid="001c8585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110295" officeooo:paragraph-rsid="00110295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122617" officeooo:paragraph-rsid="00122617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rsid="0018b3f2" officeooo:paragraph-rsid="0018b3f2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16d64d" officeooo:paragraph-rsid="001ada86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1d81cb" officeooo:paragraph-rsid="0015ba36" style:language-asian="zxx" style:country-asian="none" style:language-complex="zxx" style:country-complex="none"/>
    </style:style>
    <style:style style:name="P21" style:family="paragraph" style:parent-style-name="Standard">
      <style:text-properties fo:font-size="15pt" fo:language="zxx" fo:country="none" officeooo:rsid="000dd38c" officeooo:paragraph-rsid="000dd38c" style:font-size-asian="15pt" style:language-asian="zxx" style:country-asian="none" style:font-size-complex="15pt" style:language-complex="zxx" style:country-complex="none"/>
    </style:style>
    <style:style style:name="P22" style:family="paragraph" style:parent-style-name="Standard">
      <style:text-properties fo:font-size="15pt" fo:language="zxx" fo:country="none" officeooo:rsid="00110295" officeooo:paragraph-rsid="00110295" style:font-size-asian="15pt" style:language-asian="zxx" style:country-asian="none" style:font-size-complex="15pt" style:language-complex="zxx" style:country-complex="none"/>
    </style:style>
    <style:style style:name="P23" style:family="paragraph" style:parent-style-name="Standard">
      <style:text-properties fo:font-size="15pt" fo:language="zxx" fo:country="none" officeooo:rsid="0018b3f2" officeooo:paragraph-rsid="0018b3f2" style:font-size-asian="15pt" style:language-asian="zxx" style:country-asian="none" style:font-size-complex="15pt" style:language-complex="zxx" style:country-complex="none"/>
    </style:style>
    <style:style style:name="P24" style:family="paragraph" style:parent-style-name="Standard">
      <style:text-properties style:font-name="Source Code Pro" fo:language="zxx" fo:country="none" officeooo:rsid="000dd38c" officeooo:paragraph-rsid="000dd38c" style:language-asian="zxx" style:country-asian="none" style:language-complex="zxx" style:country-complex="none"/>
    </style:style>
    <style:style style:name="P25" style:family="paragraph" style:parent-style-name="Standard">
      <style:text-properties fo:font-size="13pt" fo:language="zxx" fo:country="none" officeooo:rsid="000f2ecc" officeooo:paragraph-rsid="000f2ecc" style:font-size-asian="13pt" style:language-asian="zxx" style:country-asian="none" style:font-size-complex="13pt" style:language-complex="zxx" style:country-complex="none"/>
    </style:style>
    <style:style style:name="P26" style:family="paragraph" style:parent-style-name="Standard">
      <style:text-properties fo:font-size="13pt" fo:language="zxx" fo:country="none" officeooo:rsid="00110295" officeooo:paragraph-rsid="00110295" style:font-size-asian="13pt" style:language-asian="zxx" style:country-asian="none" style:font-size-complex="13pt" style:language-complex="zxx" style:country-complex="none"/>
    </style:style>
    <style:style style:name="P27" style:family="paragraph" style:parent-style-name="Standard">
      <style:text-properties fo:font-size="13pt" fo:language="zxx" fo:country="none" officeooo:rsid="00122617" officeooo:paragraph-rsid="00122617" style:font-size-asian="13pt" style:language-asian="zxx" style:country-asian="none" style:font-size-complex="13pt" style:language-complex="zxx" style:country-complex="none"/>
    </style:style>
    <style:style style:name="P28" style:family="paragraph" style:parent-style-name="Standard">
      <style:text-properties fo:font-size="13pt" fo:language="ru" fo:country="RU" officeooo:rsid="00186a71" officeooo:paragraph-rsid="00186a71" style:font-size-asian="13pt" style:language-asian="zxx" style:country-asian="none" style:font-size-complex="13pt" style:language-complex="zxx" style:country-complex="none"/>
    </style:style>
    <style:style style:name="P29" style:family="paragraph" style:parent-style-name="Standard">
      <style:text-properties fo:language="zxx" fo:country="none" officeooo:rsid="001d81cb" officeooo:paragraph-rsid="0015ba36" style:language-asian="zxx" style:country-asian="none" style:language-complex="zxx" style:country-complex="none"/>
    </style:style>
    <style:style style:name="P30" style:family="paragraph" style:parent-style-name="Standard">
      <style:text-properties fo:language="en" fo:country="US" officeooo:rsid="00207056" officeooo:paragraph-rsid="00207056" style:language-asian="zxx" style:country-asian="none" style:language-complex="zxx" style:country-complex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6d64d"/>
    </style:style>
    <style:style style:name="T3" style:family="text">
      <style:text-properties fo:language="en" fo:country="US" officeooo:rsid="001f47e5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ada86"/>
    </style:style>
    <style:style style:name="T6" style:family="text">
      <style:text-properties fo:language="ru" fo:country="RU" officeooo:rsid="001c8585"/>
    </style:style>
    <style:style style:name="T7" style:family="text">
      <style:text-properties fo:language="ru" fo:country="RU" officeooo:rsid="001f47e5"/>
    </style:style>
    <style:style style:name="T8" style:family="text">
      <style:text-properties officeooo:rsid="000f2bda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officeooo:rsid="000ff5a8"/>
    </style:style>
    <style:style style:name="T11" style:family="text">
      <style:text-properties officeooo:rsid="000e80ff"/>
    </style:style>
    <style:style style:name="T12" style:family="text">
      <style:text-properties officeooo:rsid="000f2ecc"/>
    </style:style>
    <style:style style:name="T13" style:family="text">
      <style:text-properties officeooo:rsid="00110295"/>
    </style:style>
    <style:style style:name="T14" style:family="text">
      <style:text-properties officeooo:rsid="0016d64d"/>
    </style:style>
    <style:style style:name="T15" style:family="text">
      <style:text-properties officeooo:rsid="000f99a4"/>
    </style:style>
    <style:style style:name="T16" style:family="text">
      <style:text-properties officeooo:rsid="00101e7f"/>
    </style:style>
    <style:style style:name="T17" style:family="text">
      <style:text-properties officeooo:rsid="0011c8f7"/>
    </style:style>
    <style:style style:name="T18" style:family="text">
      <style:text-properties officeooo:rsid="00215453"/>
    </style:style>
    <style:style style:name="T19" style:family="text">
      <style:text-properties officeooo:rsid="00227165"/>
    </style:style>
    <style:style style:name="T20" style:family="text">
      <style:text-properties officeooo:rsid="001ef826"/>
    </style:style>
    <style:style style:name="T21" style:family="text">
      <style:text-properties officeooo:rsid="0017db68"/>
    </style:style>
    <style:style style:name="T22" style:family="text">
      <style:text-properties officeooo:rsid="001d81cb"/>
    </style:style>
    <style:style style:name="T23" style:family="text">
      <style:text-properties officeooo:rsid="001ffbd7"/>
    </style:style>
    <style:style style:name="T24" style:family="text">
      <style:text-properties officeooo:rsid="001f47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Руководство к языку программирования «nom».</text:p>
      <text:p text:style-name="P4"/>
      <text:p text:style-name="P21">Основные сведения.</text:p>
      <text:p text:style-name="P4">Язык nom создавался с целью замены TA0. Сейчас для nom создан официальный компилятор “onc” который в качестве первого аргумента берёт исходный текст программы на nom (желательно что бы файл с исходным текстом программы имел расширение .nom), а второй аргумент это название получаемого файла. Пример вызова onc для TVM v0.<text:span text:style-name="T23">4</text:span>:</text:p>
      <text:p text:style-name="P4"/>
      <text:p text:style-name="P24">nom аргумент1.nom аргумент2.ncp</text:p>
      <text:p text:style-name="P4"/>
      <text:p text:style-name="P4">Обращаю ваше внимание на то что второй аргумент это имя получаемого в качестве работы onc файла, который желательно должен иметь расширение .ncp (формат исполняемых файлов в TVM, аналог .exe / .<text:span text:style-name="T11">com / .out</text:span> в некоторых других системах).</text:p>
      <text:p text:style-name="P4"/>
      <text:p text:style-name="P5"><text:span text:style-name="T9">Лексемы в nom разделяются на 3 группы:</text:span> </text:p>
      <text:p text:style-name="P5"/>
      <text:p text:style-name="P5"><text:span text:style-name="T9">Ключевые слова</text:span>. Обобщённый синтаксис ключевых слов выглядит следующим образом: [ключевое слово] [флаг] [данные]. Бывает так что для работы ключевого слова не требуется ни флаг ни данные, тогда для ясности флаг и данные можно заполнить ключевым словом nil.</text:p>
      <text:p text:style-name="P5"/>
      <text:p text:style-name="P5"><text:span text:style-name="T9">Директивы</text:span>. Обобщённый синтаксис директив выглядит следующим образом: [директива] [флаг] [данные]. Обращаю внимание на то что все директивы имеют имя начинающиеся с (.) также в отличие от ключевых слов, с которыми у директив общая природа, директивы имеют более высокий приоритет. <text:span text:style-name="T8">Помимо этого директивы могут влиять на порядок выполнения программы, менять структуру самой программы, завершать работу программы. Используя директивы можно писать программы меняющие самих себя.</text:span></text:p>
      <text:p text:style-name="P5"/>
      <text:p text:style-name="P6"><text:span text:style-name="T9">Флаги</text:span>. В отличие от ключевых слов и директив флаги это не самостоятельные лексемы, всё для чего они созданы, это пояснение работы ключевого слова или директивы, а так же указание на что-либо. Имена всех флагов начинаются с (_). </text:p>
      <text:p text:style-name="P6"/>
      <text:p text:style-name="P22">Синтаксис языка nom.</text:p>
      <text:p text:style-name="P22"/>
      <text:p text:style-name="P28">Основное правило синтаксиса языка <text:span text:style-name="T1">nom – </text:span>все лексемы разделяются пробелами.</text:p>
      <text:p text:style-name="P6"/>
      <text:p text:style-name="P25">Синтаксис директив и ключевых слов в языке nom:</text:p>
      <text:p text:style-name="P7">Ключевые слова:</text:p>
      <text:p text:style-name="P7">nil<text:tab/>crg<text:tab/>crc<text:tab/>prg<text:tab/>prc<text:tab/>com<text:tab/>put<text:tab/>add <text:tab/>subt<text:tab/><text:span text:style-name="T14">mult<text:tab/>div<text:tab/>cmp</text:span></text:p>
      <text:p text:style-name="P2">push<text:tab/>eject<text:tab/>sum<text:tab/>write</text:p>
      <text:p text:style-name="P7"/>
      <text:p text:style-name="P7">nil – слово-ноль применяется для повышения ясности кода, в ситуациях когда что-либо отсутствует. </text:p>
      <text:p text:style-name="P9">crg – имеет действие аналогичное команде CRG. <text:span text:style-name="T5">В</text:span><text:span text:style-name="T15">ыбор регистра.</text:span></text:p>
      <text:p text:style-name="P9">crc – имеет действие аналогичное команде CRC. <text:span text:style-name="T15">Выбор ячейки.</text:span></text:p>
      <text:p text:style-name="P9">prg – имеет действие аналогичное команде PRG. <text:span text:style-name="T15">Положить данные в нулевую ячейку выбранного регистра.</text:span></text:p>
      <text:p text:style-name="P9">prc – имеет действие аналогичное команде PRC.<text:span text:style-name="T15"> </text:span><text:span text:style-name="T5">П</text:span><text:span text:style-name="T15">оложить данные в <text:s/>выбранную ячейку в выбранный регистр.</text:span></text:p>
      <text:p text:style-name="P9"><text:span text:style-name="T10">com</text:span> – имеет действие аналогичное команде <text:span text:style-name="T10">COM</text:span>. <text:span text:style-name="T16">Использование инструкции с выбранным кодом.</text:span></text:p>
      <text:p text:style-name="P9"><text:soft-page-break/><text:span text:style-name="T10">put </text:span>– имеет действие аналогичное команде <text:span text:style-name="T10">PUT</text:span>. <text:span text:style-name="T16">Вывод значений на экран.</text:span></text:p>
      <text:p text:style-name="P9"><text:span text:style-name="T10">add</text:span> – имеет действие аналогичное команде <text:span text:style-name="T10">ACCADD</text:span>. <text:span text:style-name="T5">У</text:span><text:span text:style-name="T16">величение значения в аккумуляторе на выбранное количество единиц.</text:span></text:p>
      <text:p text:style-name="P9"><text:span text:style-name="T10">subt</text:span> – имеет действие аналогичное команде <text:span text:style-name="T10">ACCSUBT</text:span>. <text:span text:style-name="T5">У</text:span><text:span text:style-name="T16">меньшение значения в аккумуляторе на выбранное количество единиц.</text:span></text:p>
      <text:p text:style-name="P19">mult – имеет действие аналогичное ACCMULT. <text:span text:style-name="T18">Умножение аккумулятора.</text:span></text:p>
      <text:p text:style-name="P19"><text:span text:style-name="T1">d</text:span><text:span text:style-name="T4">iv</text:span> – имеет действие аналогичное ACCDIV. <text:span text:style-name="T19">Деление аккумулятора.</text:span></text:p>
      <text:p text:style-name="P9">c<text:span text:style-name="T10">mp</text:span> – имеет действие аналогичное команде C<text:span text:style-name="T10">MP</text:span>. <text:span text:style-name="T16">Сравнение значений регистров.</text:span></text:p>
      <text:p text:style-name="P11"><text:span text:style-name="T2">i</text:span>nput – имеет действие аналогичное команде INPUT. <text:span text:style-name="T20">Ввод значений с клавиатуры.</text:span></text:p>
      <text:p text:style-name="P2">push – <text:span text:style-name="T4">добавление нового элемента в стек.</text:span></text:p>
      <text:p text:style-name="P2">eject – <text:span text:style-name="T4">извлечение головного элемента из стека.</text:span></text:p>
      <text:p text:style-name="P2">sum – <text:span text:style-name="T4">суммирование всех элементов стека.</text:span></text:p>
      <text:p text:style-name="P2">write – <text:span text:style-name="T4">вывод головного элемента стека.</text:span></text:p>
      <text:p text:style-name="P8"/>
      <text:p text:style-name="P12">Директивы:</text:p>
      <text:p text:style-name="P12">.jump <text:s text:c="3"/><text:span text:style-name="T12">.</text:span>point <text:s text:c="3"/>.deb <text:s text:c="3"/>.main <text:s text:c="3"/>.restart <text:s text:c="3"/>.quit <text:s text:c="3"/>.clear <text:s text:c="3"/>.goback <text:s text:c="3"/>.end</text:p>
      <text:p text:style-name="P12"/>
      <text:p text:style-name="P14">.jump – имеет действие аналогичное команде GJP. <text:span text:style-name="T15">Перейти к JPT с выбранным кодом.</text:span></text:p>
      <text:p text:style-name="P14">.point – имеет действие аналогичное команде JPT. <text:span text:style-name="T17">Создаёт метку.</text:span></text:p>
      <text:p text:style-name="P15">.deb – имеет действие аналогичное команде DEB. <text:span text:style-name="T17">Выводит номер читаемой ячейки памяти.</text:span></text:p>
      <text:p text:style-name="P15">.main – имеет действие аналогичное команде MAIN. <text:span text:style-name="T6">У</text:span><text:span text:style-name="T16">казывает на начало программы.</text:span></text:p>
      <text:p text:style-name="P15">.restart – имеет действие аналогичное команде RESTART. <text:span text:style-name="T16">Начинает исполнение программы сызнова.</text:span></text:p>
      <text:p text:style-name="P15">.<text:span text:style-name="T13">quit </text:span>– имеет действие аналогичное команде <text:span text:style-name="T13">QUIT</text:span>. <text:span text:style-name="T16">Завершает выполнение программы.</text:span></text:p>
      <text:p text:style-name="P15">.<text:span text:style-name="T13">clear </text:span>– имеет действие аналогичное команде <text:span text:style-name="T13">CLEAR</text:span>. <text:span text:style-name="T6">С</text:span><text:span text:style-name="T16">тирает код программы из памяти.</text:span></text:p>
      <text:p text:style-name="P15">.<text:span text:style-name="T13">goback </text:span>– имеет действие аналогичное команде <text:span text:style-name="T13">GOBACK</text:span>. <text:span text:style-name="T16">Возвращает выполнение программы в изначальную точку.</text:span></text:p>
      <text:p text:style-name="P15">.<text:span text:style-name="T13">end </text:span>– имеет действие аналогичное команде <text:span text:style-name="T13">END</text:span>. <text:span text:style-name="T21">Конец программы.</text:span></text:p>
      <text:p text:style-name="P13"/>
      <text:p text:style-name="P10">Флаги:</text:p>
      <text:p text:style-name="P10">_stdi<text:tab/>_stda<text:tab/>_stdc<text:tab/>_cwr<text:tab/>_vwr<text:tab/>_all<text:tab/>_acc<text:tab/>_cacc</text:p>
      <text:p text:style-name="P10">_stdi – указывает на то что данные это число из регистра.</text:p>
      <text:p text:style-name="P10">_stda – указывает на то что данные это адрес из регистра.</text:p>
      <text:p text:style-name="P10">_stdc – указывает на то что данные это символ из регистра.</text:p>
      <text:p text:style-name="P10">_cwr – указывает на то что данные это символ, не связанный с регистром.</text:p>
      <text:p text:style-name="P10">_vwr – указывает на то что данные это число, не связанное с регистром.</text:p>
      <text:p text:style-name="P10">_all – специальный флаг применяемый к .clear.</text:p>
      <text:p text:style-name="P10">_acc – флаг указывающий на то что данные это число из аккумулятора.</text:p>
      <text:p text:style-name="P10">_сacc – флаг указывающий на то что данные это символ из аккумулятора.</text:p>
      <text:p text:style-name="P10">_<text:span text:style-name="T22">num – флаг указывающий на то что данные это число связанное со стеком. </text:span></text:p>
      <text:p text:style-name="P20">_sym – флаг указывающий на то что данные это символ связанный со стеком.</text:p>
      <text:p text:style-name="P20">_<text:span text:style-name="T3">stack – </text:span><text:span text:style-name="T7">флаг указывающий на то что данные это головной элемент стека.</text:span></text:p>
      <text:p text:style-name="P30">&gt; <text:span text:style-name="T24">–</text:span> <text:span text:style-name="T4">специальный флаг для директивы перехода </text:span>(<text:span text:style-name="T4">.</text:span>jump).<text:span text:style-name="T4"> </text:span></text:p>
      <text:p text:style-name="P30">&gt;= <text:span text:style-name="T24">–</text:span> <text:span text:style-name="T4">специальный флаг для директивы перехода </text:span>(<text:span text:style-name="T4">.</text:span>jump).<text:span text:style-name="T4"> </text:span></text:p>
      <text:p text:style-name="P30">= <text:span text:style-name="T24">–</text:span> <text:span text:style-name="T4">специальный флаг для директивы перехода </text:span>(<text:span text:style-name="T4">.</text:span>jump).<text:span text:style-name="T4"> </text:span></text:p>
      <text:p text:style-name="P30">&lt; <text:span text:style-name="T24">–</text:span> <text:span text:style-name="T4">специальный флаг для директивы перехода </text:span>(<text:span text:style-name="T4">.</text:span>jump).<text:span text:style-name="T4"> </text:span></text:p>
      <text:p text:style-name="P30">&lt;= <text:span text:style-name="T24">–</text:span> <text:span text:style-name="T4">специальный флаг для директивы перехода </text:span>(<text:span text:style-name="T4">.</text:span>jump).<text:span text:style-name="T4"> </text:span></text:p>
      <text:p text:style-name="P13"/>
      <text:p text:style-name="P26">Синтаксис программ:</text:p>
      <text:p text:style-name="P16"/>
      <text:p text:style-name="P16">.main – Начало программы</text:p>
      <text:p text:style-name="P16">[основной код программы]</text:p>
      <text:p text:style-name="P16"><text:soft-page-break/>.end – Конец программы</text:p>
      <text:p text:style-name="P16"/>
      <text:p text:style-name="P16">Примечание. Если часть кода разместить над директивой .main то он выполняться не будет. Используя .jump, .point, .goback и это свойство можно создавать процедуры.</text:p>
      <text:p text:style-name="P16"/>
      <text:p text:style-name="P27">Комментарии:</text:p>
      <text:p text:style-name="P27"/>
      <text:p text:style-name="P17">Начиная с v0.1 в onc есть возможность оставлять комментарии в коде программ. Комментарии начинаются со знака (*) и оканчиваются знаком (*), эти комментарии могут содержать в себе несколько строк. Комментарии не влияют на программу относительно её исполнения и свойств. Пример:</text:p>
      <text:p text:style-name="P17"/>
      <text:p text:style-name="P17">* Hi, how are you? *</text:p>
      <text:p text:style-name="P17"/>
      <text:p text:style-name="P17">Компилятор не выдаст ошибки потому что сообщение «Hi, how are you?» обрамляется (*), а значит является комментарием.</text:p>
      <text:p text:style-name="P17"/>
      <text:p text:style-name="P23">Замечания по поводу применения языка nom</text:p>
      <text:p text:style-name="P18"/>
      <text:p text:style-name="P18">Не стоит использовать nom в сложных проектах, так-как этот язык является подобием ассемблера для TVM, и не предназначен для написания полноценных программ. Его можно использовать в каких-либо низкоуровневых программах, например драйверах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0:33:35.430000000</meta:creation-date>
    <dc:date>2019-04-22T20:02:53.441000000</dc:date>
    <meta:editing-duration>PT1H9M18S</meta:editing-duration>
    <meta:editing-cycles>15</meta:editing-cycles>
    <meta:generator>LibreOffice/6.1.4.2$Windows_x86 LibreOffice_project/9d0f32d1f0b509096fd65e0d4bec26ddd1938fd3</meta:generator>
    <meta:document-statistic meta:table-count="0" meta:image-count="0" meta:object-count="0" meta:page-count="3" meta:paragraph-count="72" meta:word-count="834" meta:character-count="5927" meta:non-whitespace-character-count="5084"/>
  </office:meta>
</office:document-meta>
</file>